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674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ro7" style:family="table-row">
      <style:table-row-properties style:row-height="4.26cm" fo:break-before="auto" style:use-optimal-row-height="false"/>
    </style:style>
    <style:style style:name="ro8" style:family="table-row">
      <style:table-row-properties style:row-height="1.268cm" fo:break-before="auto" style:use-optimal-row-height="true"/>
    </style:style>
    <style:style style:name="ro9" style:family="table-row">
      <style:table-row-properties style:row-height="2.081cm" fo:break-before="auto" style:use-optimal-row-height="true"/>
    </style:style>
    <style:style style:name="ro10" style:family="table-row">
      <style:table-row-properties style:row-height="2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3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55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number-columns-repeated="1008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3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24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997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3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24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997"/>
          <table:table-cell table:number-columns-repeated="12"/>
        </table:table-row>
        <table:table-row table:style-name="ro2">
          <table:table-cell table:number-columns-repeated="3"/>
          <table:table-cell table:style-name="ce13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3"/>
          <table:table-cell table:number-columns-repeated="8"/>
          <table:table-cell table:style-name="ce47" office:value-type="string" calcext:value-type="string">
            <text:p>Erster Entwurf -</text:p>
            <text:p>Diskussionsgrundlage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0"/>
          <table:table-cell table:style-name="ce20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60" office:value-type="string" calcext:value-type="string" table:number-columns-spanned="1" table:number-rows-spanned="2">
            <text:p>Bemerkung</text:p>
          </table:table-cell>
          <table:table-cell table:style-name="ce36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36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7" table:number-columns-repeated="1008"/>
          <table:table-cell/>
        </table:table-row>
        <table:table-row table:style-name="ro3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0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table-cell table:style-name="ce7" table:number-columns-repeated="1008"/>
          <table:table-cell/>
        </table:table-row>
        <table:table-row table:style-name="ro4">
          <table:table-cell table:style-name="ce5" office:value-type="string" calcext:value-type="string" table:number-columns-spanned="1" table:number-rows-spanned="24">
            <text:p>Medikament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2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12" office:value-type="string" calcext:value-type="string">
            <text:p>Impfstoff?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12" office:value-type="string" calcext:value-type="string">
            <text:p>Normgröß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Identifikator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5">
          <table:covered-table-cell table:style-name="ce5"/>
          <table:table-cell table:style-name="ce12" office:value-type="string" calcext:value-type="string">
            <text:p>Code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/Freitext</text:p>
          </table:table-cell>
          <table:table-cell table:style-name="ce32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</text:span></text:p>
            <text:p><text:span text:style-name="T1">and Freitext</text:span></text:p>
          </table:table-cell>
          <table:table-cell table:number-columns-repeated="1009"/>
        </table:table-row>
        <table:table-row table:style-name="ro6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12" office:value-type="string" calcext:value-type="string">
            <text:p>freiverkäuflich?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12" office:value-type="string" calcext:value-type="string">
            <text:p>Hersteller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5">
          <table:covered-table-cell table:style-name="ce5"/>
          <table:table-cell table:style-name="ce12" office:value-type="string" calcext:value-type="string">
            <text:p>Darreichungsform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2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Zähl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Nenn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7">
          <table:covered-table-cell table:style-name="ce5"/>
          <table:covered-table-cell table:style-name="ce12"/>
          <table:table-cell table:style-name="ce12" office:value-type="string" calcext:value-type="string">
            <text:p>Bestandteil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2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aktiv?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Wirkstofftyp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12" office:value-type="string" calcext:value-type="string">
            <text:p>Chargennumm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12" office:value-type="string" calcext:value-type="string">
            <text:p>Ablauf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number-columns-repeated="1009"/>
        </table:table-row>
        <table:table-row table:style-name="ro4">
          <table:covered-table-cell table:style-name="ce6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Identifikator</text:p>
          </table:table-cell>
          <table:table-cell table:style-name="ce32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style-name="ce6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(0..1 HL7 ListStatus)</text:p>
          </table:table-cell>
          <table:table-cell table:number-columns-repeated="1009"/>
        </table:table-row>
        <table:table-row table:style-name="ro4">
          <table:covered-table-cell table:style-name="ce6"/>
          <table:table-cell table:style-name="ce12" office:value-type="string" calcext:value-type="string">
            <text:p>Listen-Mod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fix: snapshot</text:p>
          </table:table-cell>
          <table:table-cell table:number-columns-repeated="1009"/>
        </table:table-row>
        <table:table-row table:style-name="ro4">
          <table:covered-table-cell table:style-name="ce6"/>
          <table:table-cell table:style-name="ce12" office:value-type="string" calcext:value-type="string">
            <text:p>Titel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6">
          <table:covered-table-cell table:style-name="ce6"/>
          <table:table-cell table:style-name="ce12" office:value-type="string" calcext:value-type="string">
            <text:p>Cod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number-columns-repeated="1009"/>
        </table:table-row>
        <table:table-row table:style-name="ro4">
          <table:covered-table-cell table:style-name="ce6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number-columns-repeated="1009"/>
        </table:table-row>
        <table:table-row table:style-name="ro4">
          <table:covered-table-cell table:style-name="ce6"/>
          <table:table-cell table:style-name="ce12" office:value-type="string" calcext:value-type="string">
            <text:p>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style-name="ce6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6"/>
          <table:covered-table-cell table:style-name="ce5"/>
          <table:table-cell table:style-name="ce12" office:value-type="string" calcext:value-type="string">
            <text:p>Eintrags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6"/>
          <table:covered-table-cell table:style-name="ce5"/>
          <table:table-cell table:style-name="ce12" office:value-type="string" calcext:value-type="string">
            <text:p>Änderungs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6"/>
          <table:covered-table-cell table:style-name="ce5"/>
          <table:table-cell table:style-name="ce12" office:value-type="string" calcext:value-type="string">
            <text:p>Sequenz-Nr.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Ganzzahl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6">
          <table:covered-table-cell table:style-name="ce6"/>
          <table:covered-table-cell table:style-name="ce12"/>
          <table:table-cell table:style-name="ce12" office:value-type="string" calcext:value-type="string">
            <text:p>Element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 table:number-columns-spanned="1" table:number-rows-spanned="46">
            <text:p>Medikations-Information</text:p>
          </table:table-cell>
          <table:table-cell table:style-name="ce5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5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,</text:p>
            <text:p>URI</text:p>
          </table:table-cell>
          <table:table-cell table:style-name="ce32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8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9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2" office:value-type="string" calcext:value-type="string">
            <text:p>Identifikator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10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number-columns-repeated="1009"/>
        </table:table-row>
        <table:table-row table:style-name="ro8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10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2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number-columns-repeated="1009"/>
        </table:table-row>
        <table:table-row table:style-name="ro6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covered-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/Uhrzeit</text:p>
          </table:table-cell>
          <table:covered-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covered-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number-columns-repeated="1009"/>
        </table:table-row>
        <table:table-row table:style-name="ro8">
          <table:covered-table-cell table:style-name="ce6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10">
          <table:covered-table-cell table:style-name="ce6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Code/Freitext</text:p>
            <text:p>or Referenz</text:p>
          </table:table-cell>
          <table:table-cell table:style-name="ce32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6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covered-table-cell table:style-name="ce6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/Freitex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style-name="ce6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style-name="ce6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6"/>
          <table:table-cell table:style-name="ce5" office:value-type="string" calcext:value-type="string" table:number-columns-spanned="1" table:number-rows-spanned="15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6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style-name="ce6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6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6"/>
          <table:covered-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</table:table-cell>
          <table:table-cell table:style-name="ce32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8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2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 table:number-columns-spanned="1" table:number-rows-spanned="51"/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7"/>
          <table:table-cell table:style-name="ce49"/>
        </table:table-row>
        <table:table-row table:style-name="ro4">
          <table:covered-table-cell table:style-name="ce5"/>
          <table:covered-table-cell table:style-name="ce12" office:value-type="string" calcext:value-type="string">
            <text:p>Informationsquelle</text:p>
          </table:covered-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Sprache</text:p>
          </table:covered-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number-columns-repeated="1009"/>
        </table:table-row>
        <table:table-row table:style-name="ro6">
          <table:covered-table-cell table:style-name="ce5"/>
          <table:covered-table-cell table:style-name="ce12" office:value-type="string" calcext:value-type="string">
            <text:p>Zuzahlungsstatus</text:p>
          </table:covered-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6">
          <table:covered-table-cell table:style-name="ce5"/>
          <table:covered-table-cell table:style-name="ce12" office:value-type="string" calcext:value-type="string">
            <text:p>Kennzeichenstatus</text:p>
          </table:covered-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5" office:value-type="string" calcext:value-type="string">
            <text:p>Medikationsplan-Kennzeichen</text:p>
          </table:covered-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5" office:value-type="string" calcext:value-type="string">
            <text:p>ASV-Teamnummer</text:p>
          </table:covered-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Identifikato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Notdienstgebühr</text:p>
          </table:covered-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BVG</text:p>
          </table:covered-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5" office:value-type="string" calcext:value-type="string">
            <text:p>Unfallinformationen</text:p>
          </table:covered-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6">
          <table:covered-table-cell table:style-name="ce5"/>
          <table:covered-table-cell table:style-name="ce12"/>
          <table:table-cell table:style-name="ce12" office:value-type="string" calcext:value-type="string">
            <text:p>Unfallkennzeichen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Unfallbetrieb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Unfalltag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Rezepttyp</text:p>
          </table:covered-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5" office:value-type="string" calcext:value-type="string">
            <text:p>Mehrfachverordnung</text:p>
          </table:covered-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Kennzeichen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Quantitä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Quantitä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Identifikator</text:p>
          </table:covered-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Identifikato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Status</text:p>
          </table:covered-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Zweck</text:p>
          </table:covered-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10">
          <table:covered-table-cell table:style-name="ce5"/>
          <table:covered-table-cell table:style-name="ce5" office:value-type="string" calcext:value-type="string">
            <text:p>Medikament</text:p>
          </table:covered-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number-columns-repeated="1009"/>
        </table:table-row>
        <table:table-row table:style-name="ro6">
          <table:covered-table-cell table:style-name="ce5"/>
          <table:covered-table-cell table:style-name="ce12" office:value-type="string" calcext:value-type="string">
            <text:p>Patient</text:p>
          </table:covered-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Aufenthalt</text:p>
          </table:covered-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Erstellungszeitpunkt</text:p>
          </table:covered-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/Uhrzei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verordnende Person</text:p>
          </table:covered-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verordnende Organisation</text:p>
          </table:covered-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5" office:value-type="string" calcext:value-type="string">
            <text:p>Gruppen-Identifikator</text:p>
          </table:covered-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Identifikato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1009"/>
        </table:table-row>
        <table:table-row table:style-name="ro8">
          <table:covered-table-cell table:style-name="ce5"/>
          <table:covered-table-cell table:style-name="ce12" office:value-type="string" calcext:value-type="string">
            <text:p>Versicherungsverhältnis</text:p>
          </table:covered-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12" office:value-type="string" calcext:value-type="string">
            <text:p>Anmerkung</text:p>
          </table:covered-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 (Markdown)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number-columns-repeated="1009"/>
        </table:table-row>
        <table:table-row table:style-name="ro6">
          <table:covered-table-cell table:style-name="ce5"/>
          <table:covered-table-cell table:style-name="ce5" office:value-type="string" calcext:value-type="string">
            <text:p>Dosierungsinformationen</text:p>
          </table:covered-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8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5" office:value-type="string" calcext:value-type="string">
            <text:p>Abgabe-Anforderung</text:p>
          </table:covered-table-cell>
          <table:table-cell table:style-name="ce5"/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Default"/>
          <table:table-cell table:number-columns-repeated="1008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Menge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covered-table-cell table:style-name="ce5" office:value-type="string" calcext:value-type="string">
            <text:p>Substitution</text:p>
          </table:covered-table-cell>
          <table:table-cell table:style-name="ce5"/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Default"/>
          <table:table-cell table:number-columns-repeated="1008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erlaubt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2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 table:number-columns-spanned="1" table:number-rows-spanned="20">
            <text:p>Medikations-Verabreichung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number-columns-repeated="1009"/>
        </table:table-row>
        <table:table-row table:style-name="ro8">
          <table:covered-table-cell table:style-name="ce5"/>
          <table:table-cell table:style-name="ce12" office:value-type="string" calcext:value-type="string">
            <text:p>Bestandteil von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number-columns-repeated="1009"/>
        </table:table-row>
        <table:table-row table:style-name="ro8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number-columns-repeated="1009"/>
        </table:table-row>
        <table:table-row table:style-name="ro10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number-columns-repeated="1009"/>
        </table:table-row>
        <table:table-row table:style-name="ro6">
          <table:covered-table-cell table:style-name="ce5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number-columns-repeated="1009"/>
        </table:table-row>
        <table:table-row table:style-name="ro6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number-columns-repeated="1009"/>
        </table:table-row>
        <table:table-row table:style-name="ro6">
          <table:covered-table-cell table:style-name="ce5"/>
          <table:table-cell table:style-name="ce12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  <text:p><text:span text:style-name="T1">xor Datum/Uhrzeit von/bis</text:span>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covered-table-cell table:style-name="ce5"/>
          <table:table-cell table:style-name="ce12" office:value-type="string" calcext:value-type="string">
            <text:p>Grund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number-columns-repeated="1009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10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number-columns-repeated="1009"/>
        </table:table-row>
        <table:table-row table:style-name="ro6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number-columns-repeated="100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covered-table-cell table:number-columns-repeated="2" table:style-name="ce5"/>
          <table:table-cell table:style-name="ce5" office:value-type="string" calcext:value-type="string">
            <text:p>Häufigkeit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sverhältnis</text:p>
          </table:table-cell>
          <table:table-cell table:style-name="ce32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9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style-name="ce9" office:value-type="string" calcext:value-type="string">
            <text:p>Ergänzend: weitere Flags, z.B. Status mit potentiell inhalts-modifizierendem Inhalt.</text:p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9" office:value-type="string" calcext:value-type="string">
            <text:p>TODO: Welche Klassifikationen sind primär? Sollen andere explizit oder/und implizit als zusätzliche Angabe erlaubt sein?</text:p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9" office:value-type="string" calcext:value-type="string">
            <text:p>TODO: ggf. weitere erforderliche/sinnvolle Datenelemente identifizieren, z.B. anhand der entsprechenden FHIR-Ressourcen. Z.B. Zeitpunkte/Zeiträume</text:p>
          </table:table-cell>
          <table:table-cell table:number-columns-repeated="1023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 table:number-rows-repeated="152">
          <table:table-cell table:style-name="ce6"/>
          <table:table-cell table:number-columns-repeated="1023"/>
        </table:table-row>
        <table:table-row table:style-name="ro3" table:number-rows-repeated="10482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.00.0000</text:date>, <text:time style:data-style-name="N2" text:time-value="11:48:30.0595020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2-03T12:03:56.085786739</dc:date>
    <dc:creator>Stefan Lang</dc:creator>
    <meta:editing-duration>PT6H22M19S</meta:editing-duration>
    <meta:editing-cycles>481</meta:editing-cycles>
    <meta:generator>LibreOffice/6.4.7.2$Linux_X86_64 LibreOffice_project/40$Build-2</meta:generator>
    <meta:document-statistic meta:table-count="1" meta:cell-count="1729" meta:object-count="0"/>
  </office:meta>
</office:document-meta>
</file>